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0CF29D10240CAFCD.png" manifest:media-type="image/png"/>
  <manifest:file-entry manifest:full-path="Pictures/10000000000002EE000002EE4C744B5612F1F2E6.png" manifest:media-type="image/png"/>
  <manifest:file-entry manifest:full-path="Pictures/10000000000001AC000005AC4952EEFB4C1638E7.png" manifest:media-type="image/png"/>
  <manifest:file-entry manifest:full-path="Pictures/10000000000002EE000002EE7CA1AB53FBB5E492.png" manifest:media-type="image/png"/>
  <manifest:file-entry manifest:full-path="Pictures/10000000000002EE000002EE521CDA27CA06DF27.png" manifest:media-type="image/png"/>
  <manifest:file-entry manifest:full-path="Pictures/1000000000000224000005F8EC540F2B74AEB99B.png" manifest:media-type="image/png"/>
  <manifest:file-entry manifest:full-path="Pictures/100000000000017C000002DAB7363FE9393A20F4.png" manifest:media-type="image/png"/>
  <manifest:file-entry manifest:full-path="Pictures/10000000000002B40000034CADE37F4B09698733.png" manifest:media-type="image/png"/>
  <manifest:file-entry manifest:full-path="Pictures/10000000000002EE000002EEE0BBD1D3A7749A9C.png" manifest:media-type="image/png"/>
  <manifest:file-entry manifest:full-path="Pictures/100000000000020C000002DAB752FB1B4907488A.png" manifest:media-type="image/png"/>
  <manifest:file-entry manifest:full-path="Pictures/10000000000002EE000002EEDFAB9225A2CD2654.png" manifest:media-type="image/png"/>
  <manifest:file-entry manifest:full-path="Pictures/100000000000029C0000040A1CFC0F3D95715F31.png" manifest:media-type="image/png"/>
  <manifest:file-entry manifest:full-path="Pictures/10000000000002EE000002EEE3AE98374864A733.png" manifest:media-type="image/png"/>
  <manifest:file-entry manifest:full-path="Pictures/1000000000000284000003BEDF36B2C3389E3D97.png" manifest:media-type="image/png"/>
  <manifest:file-entry manifest:full-path="Pictures/100000000000029C00000372628B70C13D13A3EE.png" manifest:media-type="image/png"/>
  <manifest:file-entry manifest:full-path="Pictures/10000000000002EE000002EEC564B5064DC2D9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0" style:family="table">
      <style:table-properties style:width="17.59cm" fo:break-before="auto" fo:break-after="auto" table:align="margins" style:shadow="none" style:may-break-between-rows="true" table:border-model="collapsing"/>
    </style:style>
    <style:style style:name="Tableau10.A" style:family="table-column">
      <style:table-column-properties style:column-width="8.802cm" style:rel-column-width="32793*"/>
    </style:style>
    <style:style style:name="Tableau10.B" style:family="table-column">
      <style:table-column-properties style:column-width="0.598cm" style:rel-column-width="2227*"/>
    </style:style>
    <style:style style:name="Tableau10.C" style:family="table-column">
      <style:table-column-properties style:column-width="8.19cm" style:rel-column-width="30515*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" style:family="table">
      <style:table-properties style:width="17.59cm" fo:break-before="auto" fo:break-after="auto" table:align="margins" style:shadow="none" style:may-break-between-rows="true" table:border-model="collapsing"/>
    </style:style>
    <style:style style:name="Tableau1.A" style:family="table-column">
      <style:table-column-properties style:column-width="8.802cm" style:rel-column-width="32793*"/>
    </style:style>
    <style:style style:name="Tableau1.B" style:family="table-column">
      <style:table-column-properties style:column-width="0.598cm" style:rel-column-width="2227*"/>
    </style:style>
    <style:style style:name="Tableau1.C" style:family="table-column">
      <style:table-column-properties style:column-width="8.19cm" style:rel-column-width="3051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" style:family="table">
      <style:table-properties style:width="17.59cm" fo:break-before="auto" fo:break-after="auto" table:align="margins" style:shadow="none" style:may-break-between-rows="true" table:border-model="collapsing"/>
    </style:style>
    <style:style style:name="Tableau4.A" style:family="table-column">
      <style:table-column-properties style:column-width="8.802cm" style:rel-column-width="32793*"/>
    </style:style>
    <style:style style:name="Tableau4.B" style:family="table-column">
      <style:table-column-properties style:column-width="0.598cm" style:rel-column-width="2227*"/>
    </style:style>
    <style:style style:name="Tableau4.C" style:family="table-column">
      <style:table-column-properties style:column-width="8.19cm" style:rel-column-width="30515*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7" style:family="table">
      <style:table-properties style:width="17.59cm" fo:break-before="auto" fo:break-after="auto" table:align="margins" style:shadow="none" style:may-break-between-rows="true" table:border-model="collapsing"/>
    </style:style>
    <style:style style:name="Tableau7.A" style:family="table-column">
      <style:table-column-properties style:column-width="8.802cm" style:rel-column-width="32793*"/>
    </style:style>
    <style:style style:name="Tableau7.B" style:family="table-column">
      <style:table-column-properties style:column-width="0.598cm" style:rel-column-width="2227*"/>
    </style:style>
    <style:style style:name="Tableau7.C" style:family="table-column">
      <style:table-column-properties style:column-width="8.19cm" style:rel-column-width="30515*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808080" loext:opacity="100%" fo:font-size="10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1b9099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16pt" fo:font-weight="bold" officeooo:rsid="0000266b" officeooo:paragraph-rsid="001b909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1b9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1b9099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9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officeooo:rsid="00169e89"/>
    </style:style>
    <style:style style:name="T2" style:family="text">
      <style:text-properties officeooo:rsid="0001f058"/>
    </style:style>
    <style:style style:name="T3" style:family="text">
      <style:text-properties officeooo:rsid="0019952f"/>
    </style:style>
    <style:style style:name="fr1" style:family="graphic" style:parent-style-name="Graphics">
      <style:graphic-properties style:vertical-pos="top" style:vertical-rel="baseline" style:mirror="none" fo:clip="rect(0cm, 0.644cm, 13.0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14.1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1.981cm, 15.0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11.1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10.99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13.0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22.01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21.13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501cm" fo:min-width="0.3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cm" fo:min-width="3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2cm" fo:min-width="3.3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501cm" fo:min-width="0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501cm" fo:min-width="1.3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0.501cm" fo:min-width="0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cm" fo:min-width="0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998cm" fo:min-width="6.1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0.37cm" fo:min-width="1.8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1cm" fo:min-width="0.3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1cm" fo:min-width="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à Python - Fiche réponse du TP Alien<text:span text:style-name="T2"> (</text:span><text:span text:style-name="T3">B</text:span><text:span text:style-name="T2">)</text:span></text:p>
      <text:p text:style-name="P2"/>
      <table:table table:name="Tableau10" table:style-name="Tableau10" table:template-name="Default Style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7"><draw:frame draw:style-name="fr9" draw:name="Image9" text:anchor-type="as-char" svg:width="8.8cm" svg:height="8.8cm" draw:z-index="0"><draw:image xlink:href="Pictures/10000000000002EE000002EE4C744B5612F1F2E6.png" xlink:type="simple" xlink:show="embed" xlink:actuate="onLoad" draw:mime-type="image/png"/></draw:frame></text:p>
            <text:p text:style-name="P7"/>
          </table:table-cell>
          <table:table-cell table:style-name="Tableau10.A1" office:value-type="string">
            <text:p text:style-name="P7"/>
          </table:table-cell>
          <table:table-cell table:style-name="Tableau10.C1" office:value-type="string">
            <text:p text:style-name="P7"><draw:custom-shape text:anchor-type="paragraph" draw:z-index="16" draw:name="Forme 1" draw:style-name="gr11" draw:text-style-name="P8" svg:width="1.001cm" svg:height="1.001cm" svg:x="2.058cm" svg:y="1.201cm"><text:p/><draw:enhanced-geometry svg:viewBox="0 0 21600 21600" draw:type="rectangle" draw:enhanced-path="M 0 0 L 21600 0 21600 21600 0 21600 0 0 Z N"/></draw:custom-shape><draw:custom-shape text:anchor-type="paragraph" draw:z-index="17" draw:name="Forme 2" draw:style-name="gr1" draw:text-style-name="P8" svg:width="0.334cm" svg:height="0.502cm" svg:x="3.226cm" svg:y="2.201cm"><text:p/><draw:enhanced-geometry svg:viewBox="0 0 21600 21600" draw:type="rectangle" draw:enhanced-path="M 0 0 L 21600 0 21600 21600 0 21600 0 0 Z N"/></draw:custom-shape><draw:custom-shape text:anchor-type="paragraph" draw:z-index="18" draw:name="Forme 3" draw:style-name="gr1" draw:text-style-name="P8" svg:width="0.334cm" svg:height="0.502cm" svg:x="3.226cm" svg:y="8.701cm"><text:p/><draw:enhanced-geometry svg:viewBox="0 0 21600 21600" draw:type="rectangle" draw:enhanced-path="M 0 0 L 21600 0 21600 21600 0 21600 0 0 Z N"/></draw:custom-shape><draw:frame draw:style-name="fr8" draw:name="Image7" text:anchor-type="as-char" svg:width="6.031cm" svg:height="9.204cm" draw:z-index="8"><draw:image xlink:href="Pictures/10000000000001AC000005AC4952EEFB4C1638E7.png" xlink:type="simple" xlink:show="embed" xlink:actuate="onLoad" draw:mime-type="image/png"/></draw:frame></text:p>
            <text:p text:style-name="P7"/>
          </table:table-cell>
        </table:table-row>
        <table:table-row table:style-name="Tableau10.1">
          <table:table-cell table:style-name="Tableau10.A1" office:value-type="string">
            <text:p text:style-name="P7"><draw:frame draw:style-name="fr9" draw:name="Image10" text:anchor-type="as-char" svg:width="8.8cm" svg:height="8.8cm" draw:z-index="1"><draw:image xlink:href="Pictures/10000000000002EE000002EE521CDA27CA06DF27.png" xlink:type="simple" xlink:show="embed" xlink:actuate="onLoad" draw:mime-type="image/png"/></draw:frame></text:p>
            <text:p text:style-name="P7"/>
          </table:table-cell>
          <table:table-cell table:style-name="Tableau10.A1" office:value-type="string">
            <text:p text:style-name="P7"/>
          </table:table-cell>
          <table:table-cell table:style-name="Tableau10.C1" office:value-type="string">
            <text:p text:style-name="P5"><draw:custom-shape text:anchor-type="paragraph" draw:z-index="19" draw:name="Forme 4" draw:style-name="gr10" draw:text-style-name="P8" svg:width="0.334cm" svg:height="1.001cm" svg:x="2.226cm" svg:y="1.679cm"><text:p/><draw:enhanced-geometry svg:viewBox="0 0 21600 21600" draw:type="rectangle" draw:enhanced-path="M 0 0 L 21600 0 21600 21600 0 21600 0 0 Z N"/></draw:custom-shape><draw:frame draw:style-name="fr7" draw:name="Image8" text:anchor-type="as-char" svg:width="7.68cm" svg:height="9.76cm" draw:z-index="9"><draw:image xlink:href="Pictures/1000000000000224000005F8EC540F2B74AEB99B.png" xlink:type="simple" xlink:show="embed" xlink:actuate="onLoad" draw:mime-type="image/png"/></draw:frame></text:p>
            <text:p text:style-name="P5"/>
          </table:table-cell>
        </table:table-row>
      </table:table>
      <text:p text:style-name="P6"/>
      <text:p text:style-name="P4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9" draw:name="Image1" text:anchor-type="as-char" svg:width="8.8cm" svg:height="8.8cm" draw:z-index="2"><draw:image xlink:href="Pictures/10000000000002EE000002EE0CF29D10240CAFCD.png" xlink:type="simple" xlink:show="embed" xlink:actuate="onLoad" draw:mime-type="image/png"/></draw:frame></text:p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C1" office:value-type="string">
            <text:p text:style-name="P7"><draw:custom-shape text:anchor-type="paragraph" draw:z-index="20" draw:name="Forme 5" draw:style-name="gr1" draw:text-style-name="P8" svg:width="0.334cm" svg:height="0.502cm" svg:x="2.738cm" svg:y="0.917cm"><text:p/><draw:enhanced-geometry svg:viewBox="0 0 21600 21600" draw:type="rectangle" draw:enhanced-path="M 0 0 L 21600 0 21600 21600 0 21600 0 0 Z N"/></draw:custom-shape><draw:custom-shape text:anchor-type="paragraph" draw:z-index="21" draw:name="Forme 6" draw:style-name="gr9" draw:text-style-name="P8" svg:width="1.83cm" svg:height="0.371cm" svg:x="0.771cm" svg:y="1.48cm"><text:p/><draw:enhanced-geometry svg:viewBox="0 0 21600 21600" draw:type="rectangle" draw:enhanced-path="M 0 0 L 21600 0 21600 21600 0 21600 0 0 Z N"/></draw:custom-shape><draw:custom-shape text:anchor-type="paragraph" draw:z-index="22" draw:name="Forme 7" draw:style-name="gr1" draw:text-style-name="P8" svg:width="0.334cm" svg:height="0.502cm" svg:x="2.769cm" svg:y="1.75cm"><text:p/><draw:enhanced-geometry svg:viewBox="0 0 21600 21600" draw:type="rectangle" draw:enhanced-path="M 0 0 L 21600 0 21600 21600 0 21600 0 0 Z N"/></draw:custom-shape><draw:custom-shape text:anchor-type="paragraph" draw:z-index="23" draw:name="Forme 8" draw:style-name="gr1" draw:text-style-name="P8" svg:width="0.334cm" svg:height="0.502cm" svg:x="2.103cm" svg:y="2.251cm"><text:p/><draw:enhanced-geometry svg:viewBox="0 0 21600 21600" draw:type="rectangle" draw:enhanced-path="M 0 0 L 21600 0 21600 21600 0 21600 0 0 Z N"/></draw:custom-shape><draw:custom-shape text:anchor-type="paragraph" draw:z-index="24" draw:name="Forme 9" draw:style-name="gr1" draw:text-style-name="P8" svg:width="0.334cm" svg:height="0.502cm" svg:x="2.769cm" svg:y="3.635cm"><text:p/><draw:enhanced-geometry svg:viewBox="0 0 21600 21600" draw:type="rectangle" draw:enhanced-path="M 0 0 L 21600 0 21600 21600 0 21600 0 0 Z N"/></draw:custom-shape><draw:custom-shape text:anchor-type="paragraph" draw:z-index="25" draw:name="Forme 10" draw:style-name="gr8" draw:text-style-name="P8" svg:width="6.169cm" svg:height="0.999cm" svg:x="1.935cm" svg:y="2.752cm"><text:p/><draw:enhanced-geometry svg:viewBox="0 0 21600 21600" draw:type="rectangle" draw:enhanced-path="M 0 0 L 21600 0 21600 21600 0 21600 0 0 Z N"/></draw:custom-shape><draw:frame draw:style-name="fr6" draw:name="Image11" text:anchor-type="as-char" svg:width="8.192cm" svg:height="4.138cm" draw:z-index="10"><draw:image xlink:href="Pictures/10000000000002B40000034CADE37F4B09698733.png" xlink:type="simple" xlink:show="embed" xlink:actuate="onLoad" draw:mime-type="image/png"/></draw:frame></text:p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7"><draw:frame draw:style-name="fr9" draw:name="Image2" text:anchor-type="as-char" svg:width="8.8cm" svg:height="8.8cm" draw:z-index="3"><draw:image xlink:href="Pictures/10000000000002EE000002EE7CA1AB53FBB5E492.png" xlink:type="simple" xlink:show="embed" xlink:actuate="onLoad" draw:mime-type="image/png"/></draw:frame></text:p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C1" office:value-type="string">
            <text:p text:style-name="P5"><draw:custom-shape text:anchor-type="paragraph" draw:z-index="26" draw:name="Forme 11" draw:style-name="gr7" draw:text-style-name="P8" svg:width="0.5cm" svg:height="1.001cm" svg:x="2.103cm" svg:y="0.042cm"><text:p/><draw:enhanced-geometry svg:viewBox="0 0 21600 21600" draw:type="rectangle" draw:enhanced-path="M 0 0 L 21600 0 21600 21600 0 21600 0 0 Z N"/></draw:custom-shape><draw:custom-shape text:anchor-type="paragraph" draw:z-index="27" draw:name="Forme 12" draw:style-name="gr6" draw:text-style-name="P8" svg:width="0.668cm" svg:height="0.502cm" svg:x="0.921cm" svg:y="1.709cm"><text:p/><draw:enhanced-geometry svg:viewBox="0 0 21600 21600" draw:type="rectangle" draw:enhanced-path="M 0 0 L 21600 0 21600 21600 0 21600 0 0 Z N"/></draw:custom-shape><draw:custom-shape text:anchor-type="paragraph" draw:z-index="28" draw:name="Forme 13" draw:style-name="gr5" draw:text-style-name="P8" svg:width="1.334cm" svg:height="0.502cm" svg:x="0.9cm" svg:y="2.709cm"><text:p/><draw:enhanced-geometry svg:viewBox="0 0 21600 21600" draw:type="rectangle" draw:enhanced-path="M 0 0 L 21600 0 21600 21600 0 21600 0 0 Z N"/></draw:custom-shape><draw:frame draw:style-name="fr5" draw:name="Image12" text:anchor-type="as-char" svg:width="5.193cm" svg:height="4.295cm" draw:z-index="11"><draw:image xlink:href="Pictures/100000000000017C000002DAB7363FE9393A20F4.png" xlink:type="simple" xlink:show="embed" xlink:actuate="onLoad" draw:mime-type="image/png"/></draw:frame></text:p>
            <text:p text:style-name="P5"/>
          </table:table-cell>
        </table:table-row>
      </table:table>
      <text:p text:style-name="P3"/>
      <text:p text:style-name="P4"/>
      <table:table table:name="Tableau4" table:style-name="Tableau4" table:template-name="Default Style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7"><draw:frame draw:style-name="fr9" draw:name="Image3" text:anchor-type="as-char" svg:width="8.8cm" svg:height="8.8cm" draw:z-index="4"><draw:image xlink:href="Pictures/10000000000002EE000002EEE0BBD1D3A7749A9C.png" xlink:type="simple" xlink:show="embed" xlink:actuate="onLoad" draw:mime-type="image/png"/></draw:frame></text:p>
            <text:p text:style-name="P7"/>
          </table:table-cell>
          <table:table-cell table:style-name="Tableau4.A1" office:value-type="string">
            <text:p text:style-name="P7"/>
          </table:table-cell>
          <table:table-cell table:style-name="Tableau4.C1" office:value-type="string">
            <text:p text:style-name="P7"><draw:custom-shape text:anchor-type="paragraph" draw:z-index="29" draw:name="Forme 14" draw:style-name="gr4" draw:text-style-name="P8" svg:width="0.5cm" svg:height="0.502cm" svg:x="2.436cm" svg:y="0.15cm"><text:p/><draw:enhanced-geometry svg:viewBox="0 0 21600 21600" draw:type="rectangle" draw:enhanced-path="M 0 0 L 21600 0 21600 21600 0 21600 0 0 Z N"/></draw:custom-shape><draw:custom-shape text:anchor-type="paragraph" draw:z-index="30" draw:name="Forme 15" draw:style-name="gr1" draw:text-style-name="P8" svg:width="0.334cm" svg:height="0.502cm" svg:x="3.6cm" svg:y="0.7cm"><text:p/><draw:enhanced-geometry svg:viewBox="0 0 21600 21600" draw:type="rectangle" draw:enhanced-path="M 0 0 L 21600 0 21600 21600 0 21600 0 0 Z N"/></draw:custom-shape><draw:frame draw:style-name="fr4" draw:name="Image13" text:anchor-type="as-char" svg:width="8.192cm" svg:height="4.812cm" draw:z-index="12"><draw:image xlink:href="Pictures/100000000000020C000002DAB752FB1B4907488A.png" xlink:type="simple" xlink:show="embed" xlink:actuate="onLoad" draw:mime-type="image/png"/></draw:frame></text:p>
            <text:p text:style-name="P7"/>
          </table:table-cell>
        </table:table-row>
        <table:table-row table:style-name="Tableau4.1">
          <table:table-cell table:style-name="Tableau4.A1" office:value-type="string">
            <text:p text:style-name="P7"><draw:frame draw:style-name="fr9" draw:name="Image4" text:anchor-type="as-char" svg:width="8.8cm" svg:height="8.8cm" draw:z-index="5"><draw:image xlink:href="Pictures/10000000000002EE000002EEDFAB9225A2CD2654.png" xlink:type="simple" xlink:show="embed" xlink:actuate="onLoad" draw:mime-type="image/png"/></draw:frame></text:p>
            <text:p text:style-name="P7"/>
          </table:table-cell>
          <table:table-cell table:style-name="Tableau4.A1" office:value-type="string">
            <text:p text:style-name="P7"/>
          </table:table-cell>
          <table:table-cell table:style-name="Tableau4.C1" office:value-type="string">
            <text:p text:style-name="P5"><draw:custom-shape text:anchor-type="paragraph" draw:z-index="31" draw:name="Forme 16" draw:style-name="gr1" draw:text-style-name="P8" svg:width="0.334cm" svg:height="0.502cm" svg:x="3.268cm" svg:y="0.663cm"><text:p/><draw:enhanced-geometry svg:viewBox="0 0 21600 21600" draw:type="rectangle" draw:enhanced-path="M 0 0 L 21600 0 21600 21600 0 21600 0 0 Z N"/></draw:custom-shape><draw:custom-shape text:anchor-type="paragraph" draw:z-index="32" draw:name="Forme 17" draw:style-name="gr1" draw:text-style-name="P8" svg:width="0.334cm" svg:height="0.502cm" svg:x="2.2cm" svg:y="1.161cm"><text:p/><draw:enhanced-geometry svg:viewBox="0 0 21600 21600" draw:type="rectangle" draw:enhanced-path="M 0 0 L 21600 0 21600 21600 0 21600 0 0 Z N"/></draw:custom-shape><draw:custom-shape text:anchor-type="paragraph" draw:z-index="33" draw:name="Forme 18" draw:style-name="gr1" draw:text-style-name="P8" svg:width="0.334cm" svg:height="0.502cm" svg:x="3.2cm" svg:y="1.66cm"><text:p/><draw:enhanced-geometry svg:viewBox="0 0 21600 21600" draw:type="rectangle" draw:enhanced-path="M 0 0 L 21600 0 21600 21600 0 21600 0 0 Z N"/></draw:custom-shape><draw:custom-shape text:anchor-type="paragraph" draw:z-index="34" draw:name="Forme 19" draw:style-name="gr1" draw:text-style-name="P8" svg:width="0.334cm" svg:height="0.502cm" svg:x="6.8cm" svg:y="2.161cm"><text:p/><draw:enhanced-geometry svg:viewBox="0 0 21600 21600" draw:type="rectangle" draw:enhanced-path="M 0 0 L 21600 0 21600 21600 0 21600 0 0 Z N"/></draw:custom-shape><draw:custom-shape text:anchor-type="paragraph" draw:z-index="35" draw:name="Forme 20" draw:style-name="gr1" draw:text-style-name="P8" svg:width="0.334cm" svg:height="0.502cm" svg:x="4.5cm" svg:y="3.3cm"><text:p/><draw:enhanced-geometry svg:viewBox="0 0 21600 21600" draw:type="rectangle" draw:enhanced-path="M 0 0 L 21600 0 21600 21600 0 21600 0 0 Z N"/></draw:custom-shape><draw:frame draw:style-name="fr3" draw:name="Image14" text:anchor-type="as-char" svg:width="8.192cm" svg:height="6.412cm" draw:z-index="13"><draw:image xlink:href="Pictures/100000000000029C0000040A1CFC0F3D95715F31.png" xlink:type="simple" xlink:show="embed" xlink:actuate="onLoad" draw:mime-type="image/png"/></draw:frame></text:p>
            <text:p text:style-name="P5"/>
          </table:table-cell>
        </table:table-row>
      </table:table>
      <text:p text:style-name="P3"/>
      <text:p text:style-name="P4"/>
      <table:table table:name="Tableau7" table:style-name="Tableau7" table:template-name="Default Style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7"><draw:frame draw:style-name="fr9" draw:name="Image5" text:anchor-type="as-char" svg:width="8.8cm" svg:height="8.8cm" draw:z-index="6"><draw:image xlink:href="Pictures/10000000000002EE000002EEE3AE98374864A733.png" xlink:type="simple" xlink:show="embed" xlink:actuate="onLoad" draw:mime-type="image/png"/></draw:frame></text:p>
            <text:p text:style-name="P7"/>
          </table:table-cell>
          <table:table-cell table:style-name="Tableau7.A1" office:value-type="string">
            <text:p text:style-name="P7"/>
          </table:table-cell>
          <table:table-cell table:style-name="Tableau7.C1" office:value-type="string">
            <text:p text:style-name="P7"><draw:custom-shape text:anchor-type="paragraph" draw:z-index="36" draw:name="Forme 21" draw:style-name="gr3" draw:text-style-name="P8" svg:width="3.335cm" svg:height="2.001cm" svg:x="2.06cm" svg:y="2.993cm"><text:p/><draw:enhanced-geometry svg:viewBox="0 0 21600 21600" draw:type="rectangle" draw:enhanced-path="M 0 0 L 21600 0 21600 21600 0 21600 0 0 Z N"/></draw:custom-shape><draw:frame draw:style-name="fr2" draw:name="Image15" text:anchor-type="as-char" svg:width="8.192cm" svg:height="5.375cm" draw:z-index="14"><draw:image xlink:href="Pictures/1000000000000284000003BEDF36B2C3389E3D97.png" xlink:type="simple" xlink:show="embed" xlink:actuate="onLoad" draw:mime-type="image/png"/></draw:frame></text:p>
            <text:p text:style-name="P7"/>
          </table:table-cell>
        </table:table-row>
        <table:table-row table:style-name="Tableau7.1">
          <table:table-cell table:style-name="Tableau7.A1" office:value-type="string">
            <text:p text:style-name="P7"><draw:frame draw:style-name="fr9" draw:name="Image6" text:anchor-type="as-char" svg:width="8.8cm" svg:height="8.8cm" draw:z-index="7"><draw:image xlink:href="Pictures/10000000000002EE000002EEC564B5064DC2D930.png" xlink:type="simple" xlink:show="embed" xlink:actuate="onLoad" draw:mime-type="image/png"/></draw:frame></text:p>
            <text:p text:style-name="P7"/>
          </table:table-cell>
          <table:table-cell table:style-name="Tableau7.A1" office:value-type="string">
            <text:p text:style-name="P7"/>
          </table:table-cell>
          <table:table-cell table:style-name="Tableau7.C1" office:value-type="string">
            <text:p text:style-name="P5"><draw:custom-shape text:anchor-type="paragraph" draw:z-index="37" draw:name="Forme 22" draw:style-name="gr2" draw:text-style-name="P8" svg:width="3.167cm" svg:height="1.001cm" svg:x="2.06cm" svg:y="2.988cm"><text:p/><draw:enhanced-geometry svg:viewBox="0 0 21600 21600" draw:type="rectangle" draw:enhanced-path="M 0 0 L 21600 0 21600 21600 0 21600 0 0 Z N"/></draw:custom-shape><draw:custom-shape text:anchor-type="paragraph" draw:z-index="38" draw:name="Forme 23" draw:style-name="gr1" draw:text-style-name="P8" svg:width="0.334cm" svg:height="0.502cm" svg:x="6.301cm" svg:y="1.99cm"><text:p/><draw:enhanced-geometry svg:viewBox="0 0 21600 21600" draw:type="rectangle" draw:enhanced-path="M 0 0 L 21600 0 21600 21600 0 21600 0 0 Z N"/></draw:custom-shape><draw:frame draw:style-name="fr1" draw:name="Image16" text:anchor-type="as-char" svg:width="8.192cm" svg:height="4.935cm" draw:z-index="15"><draw:image xlink:href="Pictures/100000000000029C00000372628B70C13D13A3EE.png" xlink:type="simple" xlink:show="embed" xlink:actuate="onLoad" draw:mime-type="image/png"/></draw:frame></text:p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loext:opacity="100%" fo:font-size="10pt"/>
    </style:style>
    <style:style style:name="MT1" style:family="text">
      <style:text-properties officeooo:rsid="00169e89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pan text:style-name="MT1"><text:s/>/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editing-duration>PT1H27M47S</meta:editing-duration>
    <meta:editing-cycles>37</meta:editing-cycles>
    <dc:date>2022-09-26T02:49:41.985000000</dc:date>
    <meta:document-statistic meta:table-count="4" meta:image-count="16" meta:object-count="0" meta:page-count="4" meta:paragraph-count="18" meta:word-count="13" meta:character-count="58" meta:non-whitespace-character-count="47"/>
  </office:meta>
</office:document-meta>
</file>